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5a33f"/>
    </style:style>
    <style:style style:name="P2" style:family="paragraph" style:parent-style-name="Standard">
      <style:text-properties officeooo:paragraph-rsid="0007505c"/>
    </style:style>
    <style:style style:name="P3" style:family="paragraph" style:parent-style-name="Standard">
      <style:text-properties officeooo:rsid="0005a33f" officeooo:paragraph-rsid="0005a33f"/>
    </style:style>
    <style:style style:name="P4" style:family="paragraph" style:parent-style-name="Standard">
      <style:text-properties officeooo:paragraph-rsid="0007505c"/>
    </style:style>
    <style:style style:name="P5" style:family="paragraph" style:parent-style-name="Standard">
      <style:paragraph-properties fo:line-height="200%"/>
      <style:text-properties officeooo:paragraph-rsid="000b464b"/>
    </style:style>
    <style:style style:name="P6" style:family="paragraph" style:parent-style-name="Standard">
      <style:paragraph-properties fo:line-height="200%"/>
      <style:text-properties officeooo:paragraph-rsid="0007505c"/>
    </style:style>
    <style:style style:name="P7" style:family="paragraph" style:parent-style-name="Standard">
      <style:paragraph-properties fo:text-align="center" style:justify-single-word="false"/>
      <style:text-properties officeooo:paragraph-rsid="00113f32"/>
    </style:style>
    <style:style style:name="P8" style:family="paragraph" style:parent-style-name="Standard">
      <style:paragraph-properties fo:text-align="start" style:justify-single-word="false"/>
      <style:text-properties officeooo:paragraph-rsid="00113f32"/>
    </style:style>
    <style:style style:name="T1" style:family="text">
      <style:text-properties officeooo:rsid="0005a33f"/>
    </style:style>
    <style:style style:name="T2" style:family="text">
      <style:text-properties fo:font-style="italic" officeooo:rsid="00094e23" style:font-style-asian="italic" style:font-style-complex="italic"/>
    </style:style>
    <style:style style:name="T3" style:family="text">
      <style:text-properties fo:font-style="italic" officeooo:rsid="000fe5e3" style:font-style-asian="italic" style:font-style-complex="italic"/>
    </style:style>
    <style:style style:name="T4" style:family="text">
      <style:text-properties officeooo:rsid="0007505c"/>
    </style:style>
    <style:style style:name="T5" style:family="text">
      <style:text-properties officeooo:rsid="00094e23"/>
    </style:style>
    <style:style style:name="T6" style:family="text">
      <style:text-properties officeooo:rsid="000b464b"/>
    </style:style>
    <style:style style:name="T7" style:family="text">
      <style:text-properties officeooo:rsid="000f5e38"/>
    </style:style>
    <style:style style:name="T8" style:family="text">
      <style:text-properties officeooo:rsid="00113f32"/>
    </style:style>
    <style:style style:name="T9" style:family="text">
      <style:text-properties officeooo:rsid="000fe5e3"/>
    </style:style>
    <style:style style:name="T10" style:family="text">
      <style:text-properties fo:font-style="normal" officeooo:rsid="000fe5e3"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revor Bramwell</text:p>
      <text:p text:style-name="P3">May 11, 2013</text:p>
      <text:p text:style-name="P3">PHL160 – Quests for Meaning: World Religions</text:p>
      <text:p text:style-name="P3">Dr. David Scott Arnold</text:p>
      <text:p text:style-name="P3"/>
      <text:p text:style-name="P1"><text:span text:style-name="T4">Hallowing of Life &amp; </text:span><text:span text:style-name="T1">Parables</text:span></text:p>
      <text:p text:style-name="P1"/>
      <text:p text:style-name="P5"><text:span text:style-name="T5">“The hallowing of life” refers to the Jewish feeling that the ultimate holiness, meaning God, should be seen and celebrated in everything. Unlike more mystic religious beliefs, it is not that God </text:span><text:span text:style-name="T2">is</text:span><text:span text:style-name="T5"> the rocks or </text:span><text:span text:style-name="T2">is</text:span><text:span text:style-name="T5"> the waterfall, but that his glory can be found in them. Smith calls this state of being piety, </text:span><text:span text:style-name="T6">and states that it “prepares the way for the coming of God's kingdom on earth.” Ritual and tradition is what turns human attention into a “steady flame” of piety. With the Torah being the basic manual for these traditions and rites, Jews draw on them and their history to sustain their holiness.</text:span></text:p>
      <text:p text:style-name="P6"><text:span text:style-name="T7"/></text:p>
      <text:p text:style-name="P6"><text:span text:style-name="T7">Houston Smith puts it thusly: </text:span>“<text:span text:style-name="T7">The language is part of the message itself.” Jesus spoke in a way that was relatable and understandable to those he spoke to. Had Jesus spoken like a philosopher and said “Help everyone,” it would not have had the same impact as “Love your neighbor as yourself.” Simply saying “The kingdom of God is like someone who helps a man that has been mugged,” is not as powerful as using a story to explain the point. Humans are relational creatures, and having stories which involve other people and their experiences help us remember moral lessons much better than a mere statement</text:span><text:span text:style-name="T8">s</text:span><text:span text:style-name="T7">. <text:s/></text:span><text:span text:style-name="T8">Smith explains Jesus' use of parables has having </text:span><text:span text:style-name="T7">“...above all a complete absence of second-rate material that makes them refreshingly new.” </text:span><text:span text:style-name="T8">Compared to way Jewish citizens would have received teachings in the synagogues, Jesus' style was much more invitational than commanding.</text:span></text:p>
      <text:p text:style-name="P2"/>
      <text:p text:style-name="P2"/>
      <text:p text:style-name="P7"><text:span text:style-name="T8">References</text:span></text:p>
      <text:p text:style-name="P7"><text:span text:style-name="T8"/></text:p>
      <text:p text:style-name="P8"><text:span text:style-name="T9">Smith, Houston. </text:span><text:span text:style-name="T3">World Religions</text:span><text:span text:style-name="T10">. New York: HarperCollins, 1991. Pri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FreeSans"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1T13:15:48</meta:creation-date>
    <dc:date>2013-05-12T16:17:05</dc:date>
    <meta:editing-duration>PT2H11M46S</meta:editing-duration>
    <meta:editing-cycles>3</meta:editing-cycles>
    <meta:generator>LibreOffice/4.0.3.3$Linux_X86_64 LibreOffice_project/400m0$Build-3</meta:generator>
    <meta:document-statistic meta:table-count="0" meta:image-count="0" meta:object-count="0" meta:page-count="1" meta:paragraph-count="9" meta:word-count="284" meta:character-count="1694" meta:non-whitespace-character-count="1417"/>
  </office:meta>
</office:document-meta>
</file>